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ans" svg:font-family="OpenSans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 style:list-style-name="L1"/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 style:list-style-name="L2">
      <style:text-properties fo:font-size="14pt" style:font-size-asian="14pt" style:font-size-complex="14pt"/>
    </style:style>
    <style:style style:name="P6" style:family="paragraph" style:parent-style-name="Standard">
      <style:paragraph-properties style:line-height-at-least="0.423cm"/>
      <style:text-properties fo:color="#000000" style:font-name="Consolas" fo:font-size="9pt" fo:font-weight="normal" fo:background-color="#fffffe"/>
    </style:style>
    <style:style style:name="P7" style:family="paragraph" style:parent-style-name="Standard">
      <style:text-properties fo:color="#000000" style:font-name="Consolas" fo:font-size="9pt" fo:font-weight="normal" fo:background-color="#fffffe" style:font-size-asian="14pt" style:font-size-complex="14pt"/>
    </style:style>
    <style:style style:name="P8" style:family="paragraph" style:parent-style-name="Standard">
      <style:paragraph-properties style:line-height-at-least="0.423cm"/>
      <style:text-properties fo:color="#000000" fo:background-color="#fffffe"/>
    </style:style>
    <style:style style:name="T1" style:family="text">
      <style:text-properties fo:font-variant="normal" fo:text-transform="none" fo:color="#505050" style:font-name="OpenSans" fo:font-size="9pt" fo:letter-spacing="normal" fo:font-style="normal" fo:font-weight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Consolas" fo:font-size="9pt" fo:font-weight="normal"/>
    </style:style>
    <style:style style:name="T4" style:family="text">
      <style:text-properties fo:color="#a31515" style:font-name="Consolas" fo:font-size="9pt" fo:font-weight="normal"/>
    </style:style>
    <style:style style:name="T5" style:family="text">
      <style:text-properties fo:color="#09885a" style:font-name="Consolas" fo:font-size="9pt" fo:font-weight="normal"/>
    </style:style>
    <style:style style:name="T6" style:family="text">
      <style:text-properties fo:color="#0451a5" style:font-name="Consolas" fo:font-size="9pt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list xml:id="list4511142462514362759" text:style-name="L1">
        <text:list-item>
          <text:p text:style-name="P3"><text:span text:style-name="T2">Create Customer- </text:span><text:span text:style-name="T1">localhost:7071/customer</text:span> </text:p>
          <text:p text:style-name="P3">pass the username as “test in header”</text:p>
        </text:list-item>
      </text:list>
      <text:p text:style-name="P2"/>
      <text:p text:style-name="P1"/>
      <text:p text:style-name="P1"><text:s/>Request:</text:p>
      <text:p text:style-name="P1"/>
      <text:p text:style-name="P1"/>
      <text:p text:style-name="P1"/>
      <text:p text:style-name="P1">{<text:line-break/><text:tab/>"name":"sunny",<text:line-break/><text:tab/>"email":"ajay@mail.com"<text:line-break/><text:tab/><text:line-break/>}</text:p>
      <text:p text:style-name="P1"/>
      <text:p text:style-name="P1">Response:</text:p>
      <text:p text:style-name="P1"/>
      <text:p text:style-name="P1"/>
      <text:p text:style-name="P7">{</text:p>
      <text:p text:style-name="P8">    <text:span text:style-name="T4">"id"</text:span><text:span text:style-name="T3">: </text:span><text:span text:style-name="T5">4</text:span><text:span text:style-name="T3">,</text:span></text:p>
      <text:p text:style-name="P8">    <text:span text:style-name="T4">"name"</text:span><text:span text:style-name="T3">: </text:span><text:span text:style-name="T6">"sunny"</text:span><text:span text:style-name="T3">,</text:span></text:p>
      <text:p text:style-name="P8">    <text:span text:style-name="T4">"email"</text:span><text:span text:style-name="T3">: </text:span><text:span text:style-name="T6">"ajay@mail.com"</text:span></text:p>
      <text:p text:style-name="P6">}</text:p>
      <text:p text:style-name="P1"/>
      <text:p text:style-name="P1"/>
      <text:p text:style-name="P1"/>
      <text:list xml:id="list5151716354671936582" text:style-name="L2">
        <text:list-header>
          <text:p text:style-name="P5"/>
        </text:list-header>
      </text:list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ans" svg:font-family="OpenSans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2T18:21:04.53</meta:creation-date>
    <dc:date>2019-11-12T18:35:53.79</dc:date>
    <meta:editing-duration>PT6M11S</meta:editing-duration>
    <meta:editing-cycles>5</meta:editing-cycles>
    <meta:generator>OpenOffice/4.1.6$Win32 OpenOffice.org_project/416m1$Build-9790</meta:generator>
    <meta:document-statistic meta:table-count="0" meta:image-count="0" meta:object-count="0" meta:page-count="1" meta:paragraph-count="10" meta:word-count="25" meta:character-count="207"/>
  </office:meta>
</office:document-meta>
</file>